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111111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111111"/>
    </style:style>
    <style:style style:name="T1" style:family="text">
      <style:text-properties fo:color="#43a8ed" fo:font-weight="bold" style:font-weight-asian="bold" style:font-weight-complex="bold"/>
    </style:style>
    <style:style style:name="T2" style:family="text">
      <style:text-properties fo:color="#bdae9d"/>
    </style:style>
    <style:style style:name="T3" style:family="text">
      <style:text-properties fo:color="#049b0a"/>
    </style:style>
    <style:style style:name="T4" style:family="text">
      <style:text-properties fo:color="#6d79de" fo:font-weight="bold" style:font-weight-asian="bold" style:font-weight-complex="bold"/>
    </style:style>
    <style:style style:name="T5" style:family="text">
      <style:text-properties fo:color="#318495"/>
    </style:style>
    <style:style style:name="T6" style:family="text">
      <style:text-properties fo:color="#c5656b" fo:font-weight="bold" style:font-weight-asian="bold" style:font-weight-complex="bold"/>
    </style:style>
    <style:style style:name="T7" style:family="text">
      <style:text-properties fo:color="#bdae9d" style:text-underline-style="solid" style:text-underline-width="auto" style:text-underline-color="font-color"/>
    </style:style>
    <style:style style:name="T8" style:family="text">
      <style:text-properties fo:color="#bdae9d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585cf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Lecture 11 Exercise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uboCop &amp; Rspec &amp; Model Validations</text:p>
            <text:p>Setup Environ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boC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un bundle exec rubocop and correct all reported errors</text:p>
              </text:list-item>
              <text:list-item>
                <text:p>Hint: rubocop -a will correct some automatical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up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llow the steps here:</text:p>
                <text:p><text:a xlink:href="http://girders.org/blog/2014/02/06/setup-rails-41-spring-rspec-and-guard/" xlink:type="simple">http://girders.org/blog/2014/02/06/setup-rails-41-spring-rspec-and-guard/</text:a></text:p>
                <text:list>
                  <text:list-item>
                    <text:p>Add rspec-rails, spring-commands-rspec, guard-rspec, rb-fsevent to your Gemfile in the development section</text:p>
                  </text:list-item>
                  <text:list-item>
                    <text:p>Install the bundle (dependencies)</text:p>
                  </text:list-item>
                  <text:list-item>
                    <text:p>Run: bundle exec spring binstub –all</text:p>
                  </text:list-item>
                  <text:list-item>
                    <text:p>Run: bundle exec rails generate rspec:install</text:p>
                  </text:list-item>
                  <text:list-item>
                    <text:p>Run: bundle exec guard init</text:p>
                  </text:list-item>
                  <text:list-item>
                    <text:p>Change the “guard :rspec do” line to “guard :rspec, cmd:"spring rspec" do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uar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uard watches the project's files for changes and can take actions on file modification</text:p>
                <text:list>
                  <text:list-item>
                    <text:p>Guard can run tests on each file change (what we are trying to do)</text:p>
                  </text:list-item>
                  <text:list-item>
                    <text:p>Guard can run rubocop on each file change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Spr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Spring is a Rails application preloader”.</text:p>
              </text:list-item>
              <text:list-item>
                <text:p>Speeds up development when running tasks (<text:a xlink:href="db:migrate" xlink:type="simple">db:migrate</text:a>, <text:a xlink:href="db:setup" xlink:type="simple">db:setup</text:a>), when running tests and various other activ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Rspec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ol for practicing Behaviour Driven Development for Ruby (BDD)</text:p>
              </text:list-item>
              <text:list-item>
                <text:p>BDD is a form of TDD where the specs (“tests”) verify the behaviour of the software (class/method/function)</text:p>
                <text:list>
                  <text:list-item>
                    <text:p>Define and write a specification for the class/method/function</text:p>
                  </text:list-item>
                  <text:list-item>
                    <text:p>Fail</text:p>
                  </text:list-item>
                  <text:list-item>
                    <text:p>Implement the class/method/function</text:p>
                  </text:list-item>
                  <text:list-item>
                    <text:p>Succeed</text:p>
                  </text:list-item>
                  <text:list-item>
                    <text:p>Impr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your first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test for the user encrypted_password method</text:p>
                <text:list>
                  <text:list-item>
                    <text:p>Start guard: bundle exec guard start</text:p>
                  </text:list-item>
                  <text:list-item>
                    <text:p>Create the directory models</text:p>
                  </text:list-item>
                  <text:list-item>
                    <text:p>Create the file models/user_spec.rb (name is very important)</text:p>
                  </text:list-item>
                  <text:list-item>
                    <text:p>Add the following code: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9.558cm" svg:height="7.361cm" svg:x="2.768cm" svg:y="13.166cm">
          <draw:text-box>
            <text:p><text:span text:style-name="T1">require</text:span><text:span text:style-name="T2"> </text:span><text:span text:style-name="T3">'rails_helper'</text:span></text:p>
            <text:p/>
            <text:p><text:span text:style-name="T4">RSpec</text:span><text:span text:style-name="T2">.describe </text:span><text:span text:style-name="T5">User</text:span><text:span text:style-name="T2">, </text:span><text:span text:style-name="T6">type:</text:span><text:span text:style-name="T2"> </text:span><text:span text:style-name="T6">:model</text:span><text:span text:style-name="T2"> </text:span><text:span text:style-name="T1">do</text:span></text:p>
            <text:p><text:span text:style-name="T2"><text:s text:c="2"/></text:span><text:span text:style-name="T2">describe </text:span><text:span text:style-name="T3">'encrypted_password'</text:span><text:span text:style-name="T2"> </text:span><text:span text:style-name="T1">do</text:span></text:p>
            <text:p><text:span text:style-name="T2"><text:s text:c="4"/></text:span><text:span text:style-name="T2">it </text:span><text:span text:style-name="T3">'encrypts a plain text password using the md5 algorithm'</text:span><text:span text:style-name="T2"> </text:span><text:span text:style-name="T1">do</text:span></text:p>
            <text:p><text:span text:style-name="T2"><text:s text:c="6"/></text:span><text:span text:style-name="T2">expect(</text:span><text:span text:style-name="T4">User</text:span><text:span text:style-name="T2">.encrypted_password(</text:span><text:span text:style-name="T3">'test'</text:span><text:span text:style-name="T2">)).to eq(</text:span><text:span text:style-name="T3">'098f6bcd4621d373cade4e832627b4f6'</text:span><text:span text:style-name="T2">)</text:span></text:p>
            <text:p><text:span text:style-name="T2"><text:s text:c="4"/></text:span><text:span text:style-name="T1">end</text:span></text:p>
            <text:p><text:span text:style-name="T2"><text:s text:c="2"/></text:span><text:span text:style-name="T1">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Spec main 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scribe blocks used for describing chunks of functionality (classes, methods)</text:p>
              </text:list-item>
              <text:list-item>
                <text:p>IT blocks used to describe different behaviours (test cases) of a chunk (class, method)</text:p>
              </text:list-item>
              <text:list-item>
                <text:p>Expectations used to verify the behaviour of the tested pie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only used expec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pect(subject).to eq(something)</text:p>
                <text:list>
                  <text:list-item>
                    <text:p>Expect the subject (string, class, integer) to equal something else</text:p>
                  </text:list-item>
                </text:list>
              </text:list-item>
              <text:list-item>
                <text:p>expect(subject).not_to eq(something)</text:p>
                <text:list>
                  <text:list-item>
                    <text:p>Reverse of the equal expectation</text:p>
                  </text:list-item>
                </text:list>
              </text:list-item>
              <text:list-item>
                <text:p>expect(subject).to include(something)</text:p>
                <text:list>
                  <text:list-item>
                    <text:p>Expect a collection to include an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ils model valid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fine a set of rules for model properties which every model needs to follow</text:p>
              </text:list-item>
              <text:list-item>
                <text:p>On creation/update of a model these rules are checked</text:p>
              </text:list-item>
              <text:list-item>
                <text:p>Most commonly used to ensure that only valid data is saved in your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alidate the presence of email</text:p>
              </text:list-item>
            </text:list>
          </draw:text-box>
        </draw:frame>
        <draw:frame draw:style-name="gr2" draw:text-style-name="P2" draw:layer="layout" svg:width="22.86cm" svg:height="2.384cm" svg:x="2.54cm" svg:y="6.604cm">
          <draw:text-box>
            <text:p><text:span text:style-name="T1">class</text:span><text:span text:style-name="T2"> </text:span><text:span text:style-name="T7">User </text:span><text:span text:style-name="T8">&lt; ActiveRecord::Base</text:span></text:p>
            <text:p><text:span text:style-name="T2"><text:s text:c="2"/></text:span><text:span text:style-name="T2">validates </text:span><text:span text:style-name="T6">:email</text:span><text:span text:style-name="T2">, </text:span><text:span text:style-name="T6">presence:</text:span><text:span text:style-name="T2"> </text:span><text:span text:style-name="T9">true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ing if model is vali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del validity is checked when the save method of the model is called</text:p>
              </text:list-item>
              <text:list-item>
                <text:p>You can manually check if a model is valid if you call the valid? Method</text:p>
              </text:list-item>
              <text:list-item>
                <text:p>Example: @user.valid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rite an expectation which tries to create a user with an empty email (expect(@user.valid?).to eq(false)</text:p>
              </text:list-item>
              <text:list-item>
                <text:p>See the spec fail</text:p>
              </text:list-item>
              <text:list-item>
                <text:p>Add the validation to the model</text:p>
              </text:list-item>
              <text:list-item>
                <text:p>See the spec succ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 password presence validation (write the tests first)</text:p>
              </text:list-item>
              <text:list-item>
                <text:p>Add email uniqueness validation (validates :email, uniqueness: true)</text:p>
              </text:list-item>
              <text:list-item>
                <text:p>Add UserStatus text length validation (validates :status, length: { minimum: 5, maximum: 300 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play Errors when model validation f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play error on change email if validation fails</text:p>
              </text:list-item>
              <text:list-item>
                <text:p>Display error on new user status if validation fa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" style:font-family-generic-asian="roman" style:font-size-asian="12pt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Text_20_Body" style:display-name="Text Body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88cm" style:text-autospace="none"/>
      <style:text-properties style:font-name-asian="FreeSans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22:31:08.067917841</meta:creation-date>
    <dc:date>2015-05-24T23:41:50.625594450</dc:date>
    <meta:editing-duration>PT1H10M32S</meta:editing-duration>
    <meta:editing-cycles>23</meta:editing-cycles>
    <meta:generator>LibreOffice/4.4.3.2$Linux_X86_64 LibreOffice_project/40m0$Build-2</meta:generator>
    <meta:document-statistic meta:object-count="83"/>
  </office:meta>
</office:document-meta>
</file>